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C67000006F9F822FED7E.wmf"/>
  <manifest:file-entry manifest:media-type="" manifest:full-path="Pictures/200000080000C67000006F9FC27058AE.wmf"/>
  <manifest:file-entry manifest:media-type="" manifest:full-path="Pictures/200000080000C67000006F9F7BC07E9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00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" style:master-page-name="Standard">
      <style:paragraph-properties fo:margin-top="0cm" fo:margin-bottom="0.353cm" fo:line-height="100%" style:page-number="auto"/>
      <style:text-properties fo:font-size="11pt" fo:language="en" fo:country="none" style:font-size-asian="11pt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text:anchor-type="as-char" svg:width="14.658cm" svg:height="8.255cm" draw:z-index="0"><draw:image xlink:href="Pictures/200000080000C67000006F9FC27058AE.wmf" xlink:type="simple" xlink:show="embed" xlink:actuate="onLoad"/></draw:frame></text:p>
      <text:p text:style-name="P2"><draw:frame draw:style-name="fr1" text:anchor-type="as-char" svg:width="14.658cm" svg:height="8.255cm" draw:z-index="1"><draw:image xlink:href="Pictures/200000080000C67000006F9F822FED7E.wmf" xlink:type="simple" xlink:show="embed" xlink:actuate="onLoad"/></draw:frame></text:p>
      <text:p text:style-name="P2"><text:soft-page-break/><draw:frame draw:style-name="fr1" text:anchor-type="as-char" svg:width="14.658cm" svg:height="8.255cm" draw:z-index="2"><draw:image xlink:href="Pictures/200000080000C67000006F9F7BC07E97.wmf" xlink:type="simple" xlink:show="embed" xlink:actuate="onLoad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2" meta:paragraph-count="3" meta:word-count="0" meta:character-count="3"/>
    <meta:generator>OpenOffice/4.1.15$Win32 OpenOffice.org_project/4115m2$Build-9813</meta:generator>
  </office:meta>
</office:document-meta>
</file>